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98cm" fo:min-width="1.659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1.659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1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659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1.7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2.048cm" draw:transform="skewX (-0.00488692190558412) rotate (-0.00488692190558406) translate (16.494cm 9.736cm)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1.651cm" svg:x="24.749cm" svg:y="1cm">
          <text:p text:style-name="P1"><text:span text:style-name="T1">Suggest</text:span></text:p>
          <text:p text:style-name="P1"><text:span text:style-name="T1">Tre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1.27cm" svg:x="24.622cm" svg:y="6.207cm">
          <text:p text:style-name="P1"><text:span text:style-name="T1">Suggest</text:span></text:p>
          <text:p text:style-name="P1"><text:span text:style-name="T1">Shru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18cm" svg:height="1.778cm" svg:x="24.622cm" svg:y="9.89cm">
          <text:p text:style-name="P1"><text:span text:style-name="T1">Suggest</text:span></text:p>
          <text:p text:style-name="P1"><text:span text:style-name="T1">Succul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1.524cm" svg:x="24.622cm" svg:y="14.716cm">
          <text:p text:style-name="P1"><text:span text:style-name="T1">Suggest</text:span></text:p>
          <text:p text:style-name="P1"><text:span text:style-name="T1">Flow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59cm" svg:height="1.27cm" svg:x="24.749cm" svg:y="19.288cm">
          <text:p text:style-name="P1"><text:span text:style-name="T1">Suggest</text:span></text:p>
          <text:p text:style-name="P1"><text:span text:style-name="T1">Fruiting pla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86cm" svg:height="1.143cm" svg:x="20.177cm" svg:y="3.286cm">
          <text:p text:style-name="P3"><text:span text:style-name="T1">Spa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86cm" svg:height="1.143cm" svg:x="20.431cm" svg:y="12.557cm">
          <text:p text:style-name="P3"><text:span text:style-name="T1">Wat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86cm" svg:height="1.143cm" svg:x="20.431cm" svg:y="17.51cm">
          <text:p text:style-name="P3"><text:span text:style-name="T1">Sunlight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6.547cm" svg:height="18.491cm" svg:x="0.999cm" svg:y="1.081cm">
          <draw:text-box>
            <text:p text:style-name="P5"><text:span text:style-name="T2">Each Q has 5 answers</text:span></text:p>
            <text:p text:style-name="P5"><text:span text:style-name="T2">A – Tree</text:span></text:p>
            <text:p text:style-name="P5"><text:span text:style-name="T2">B – Shrub </text:span></text:p>
            <text:p text:style-name="P5"><text:span text:style-name="T2">C – Succulent</text:span></text:p>
            <text:p text:style-name="P5"><text:span text:style-name="T2">D – Flower</text:span></text:p>
            <text:p text:style-name="P5"><text:span text:style-name="T2">E – Fruiting</text:span></text:p>
            <text:p text:style-name="P5"/>
            <text:p text:style-name="P5"><text:span text:style-name="T2">Some Answer should automatically</text:span></text:p>
            <text:p text:style-name="P5"><text:span text:style-name="T2">disqualify certain plants/categories </text:span></text:p>
            <text:p text:style-name="P5"><text:span text:style-name="T2">(i.e. space available not “A” auto-dq’s</text:span></text:p>
            <text:p text:style-name="P5"><text:span text:style-name="T2">Trees)</text:span></text:p>
            <text:p text:style-name="P5"/>
            <text:p text:style-name="P5"><text:span text:style-name="T2">Space Q’s:</text:span></text:p>
            <text:p text:style-name="P5"><text:span text:style-name="T2">Space Avail Verticle</text:span></text:p>
            <text:p text:style-name="P5"><text:span text:style-name="T2">Space Avail Horizontal</text:span></text:p>
            <text:p text:style-name="P5"><text:span text:style-name="T2">Indoor/outdoor</text:span></text:p>
            <text:p text:style-name="P5"><text:span text:style-name="T2">Pot/ground</text:span></text:p>
            <text:p text:style-name="P5"/>
            <text:p text:style-name="P5"><text:span text:style-name="T2">Time Q’s:</text:span></text:p>
            <text:p text:style-name="P5"><text:span text:style-name="T2">How long raising-Weeks</text:span></text:p>
            <text:p text:style-name="P5"><text:span text:style-name="T2">&lt;10, 10-51, 52-104, 105+</text:span></text:p>
            <text:p text:style-name="P5"><text:span text:style-name="T2">Time Avail for care – daily</text:span></text:p>
            <text:p text:style-name="P5"><text:span text:style-name="T2">&lt;1hr, 1-3, 3+</text:span></text:p>
            <text:p text:style-name="P5"><text:span text:style-name="T2"/></text:p>
            <text:p text:style-name="P5"><text:span text:style-name="T2">Water Q’s:</text:span></text:p>
            <text:p text:style-name="P5"><text:span text:style-name="T2">How much can provide - weekly</text:span></text:p>
            <text:p text:style-name="P5"><text:span text:style-name="T2">&gt;1 liter, 1-7 liters, 7-35 liters, 35+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Sunlight Q’s:</text:span></text:p>
            <text:p text:style-name="P5"><text:span text:style-name="T2">Sun Avail</text:span></text:p>
            <text:p text:style-name="P5"><text:span text:style-name="T2">None, Shaded, Partial, Full</text:span></text:p>
            <text:p text:style-name="P5"><text:span text:style-name="T2">Weather Season:</text:span></text:p>
            <text:p text:style-name="P5"><text:span text:style-name="T2">Spring, Summer, Fall, Winter</text:span></text:p>
            <text:p text:style-name="P5"><text:span text:style-name="T2"/></text:p>
            <text:p text:style-name="P5"><text:span text:style-name="T2"><text:s/></text:span></text:p>
            <text:p text:style-name="P5"/>
            <text:p text:style-name="P5"/>
            <text:p text:style-name="P5"/>
          </draw:text-box>
        </draw:frame>
        <draw:custom-shape draw:style-name="gr7" draw:text-style-name="P4" draw:layer="layout" svg:width="2.286cm" svg:height="1.143cm" svg:x="20.177cm" svg:y="8.239cm">
          <text:p text:style-name="P3"><text:span text:style-name="T1">Ti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24:42.529906818</meta:creation-date>
    <dc:date>2019-10-31T12:50:28.376146246</dc:date>
    <meta:editing-duration>PT15M22S</meta:editing-duration>
    <meta:editing-cycles>3</meta:editing-cycles>
    <meta:generator>LibreOffice/6.1.5.2$Linux_X86_64 LibreOffice_project/10$Build-2</meta:generator>
    <meta:document-statistic meta:object-count="11"/>
  </office:meta>
</office:document-meta>
</file>